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text-align="center" fo:break-before="auto" fo:text-indent="0cm" fo:line-height="115%" fo:margin-top="0.635cm" fo:margin-bottom="0.141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 text:outline-level="10"><text:bookmark-start text:name="h.958ueqsf0lo1"/><text:bookmark-end text:name="h.958ueqsf0lo1"/><text:span text:style-name="T1_1">Deluxe</text:span><text:span text:style-name="T1_2"><text:s/></text:span><text:span text:style-name="T1_3">Magic</text:span><text:span text:style-name="T1_4"><text:s/></text:span><text:span text:style-name="T1_5">Missile</text:span><text:span text:style-name="T1_6"><text:s/></text:span><text:span text:style-name="T1_7">part</text:span><text:span text:style-name="T1_8"><text:s/></text:span><text:span text:style-name="T1_9">file</text:span></text:h>
      <text:p text:style-name="P2"/>
      <text:p text:style-name="P3"><text:span text:style-name="T3_1">This</text:span><text:span text:style-name="T3_2"><text:s/></text:span><text:span text:style-name="T3_3">should</text:span><text:span text:style-name="T3_4"><text:s/></text:span><text:span text:style-name="T3_5">be</text:span><text:span text:style-name="T3_6"><text:s/></text:span><text:span text:style-name="T3_7">considered</text:span><text:span text:style-name="T3_8"><text:s/></text:span><text:span text:style-name="T3_9">house</text:span><text:span text:style-name="T3_10"><text:s/></text:span><text:span text:style-name="T3_11">rules</text:span><text:span text:style-name="T3_12">/</text:span><text:span text:style-name="T3_13">home</text:span><text:span text:style-name="T3_14"><text:s/></text:span><text:span text:style-name="T3_15">brew</text:span><text:span text:style-name="T3_16"><text:s/></text:span><text:span text:style-name="T3_17">but</text:span><text:span text:style-name="T3_18"><text:s/></text:span><text:span text:style-name="T3_19">adds</text:span><text:span text:style-name="T3_20"><text:s/></text:span><text:span text:style-name="T3_21">some</text:span><text:span text:style-name="T3_22"><text:s/></text:span><text:span text:style-name="T3_23">useful</text:span><text:span text:style-name="T3_24"><text:s/></text:span><text:span text:style-name="T3_25">things</text:span><text:span text:style-name="T3_26"><text:s/></text:span><text:span text:style-name="T3_27">for</text:span><text:span text:style-name="T3_28"><text:s/></text:span><text:span text:style-name="T3_29">all</text:span><text:span text:style-name="T3_30"><text:s/></text:span><text:span text:style-name="T3_31">Magic</text:span><text:span text:style-name="T3_32"><text:s/></text:span><text:span text:style-name="T3_33">Missile</text:span><text:span text:style-name="T3_34"><text:s/></text:span><text:span text:style-name="T3_35">spells</text:span><text:span text:style-name="T3_36"><text:s/></text:span><text:span text:style-name="T3_37">and</text:span><text:span text:style-name="T3_38"><text:s/></text:span><text:span text:style-name="T3_39">gear</text:span><text:span text:style-name="T3_40">.</text:span></text:p>
      <text:p text:style-name="P4"/>
      <text:p text:style-name="P5"><text:span text:style-name="T5_1">First</text:span><text:span text:style-name="T5_2">,<text:s/></text:span><text:span text:style-name="T5_3">the</text:span><text:span text:style-name="T5_4"><text:s/></text:span><text:span text:style-name="T5_5">part</text:span><text:span text:style-name="T5_6"><text:s/></text:span><text:span text:style-name="T5_7">file</text:span><text:span text:style-name="T5_8"><text:s/></text:span><text:span text:style-name="T5_9">restores</text:span><text:span text:style-name="T5_10"><text:s/></text:span><text:span text:style-name="T5_11">the</text:span><text:span text:style-name="T5_12"><text:s/></text:span><text:span text:style-name="T5_13">D</text:span><text:span text:style-name="T5_14">&amp;</text:span><text:span text:style-name="T5_15">D</text:span><text:span text:style-name="T5_16"><text:s/>4.0<text:s/></text:span><text:span text:style-name="T5_17">Player</text:span><text:span text:style-name="T5_18">'</text:span><text:span text:style-name="T5_19">s</text:span><text:span text:style-name="T5_20"><text:s/></text:span><text:span text:style-name="T5_21">Handbook</text:span><text:span text:style-name="T5_22"><text:s/></text:span><text:span text:style-name="T5_23">version</text:span><text:span text:style-name="T5_24"><text:s/></text:span><text:span text:style-name="T5_25">of</text:span><text:span text:style-name="T5_26"><text:s/></text:span><text:span text:style-name="T5_27">Magic</text:span><text:span text:style-name="T5_28"><text:s/></text:span><text:span text:style-name="T5_29">Missile</text:span><text:span text:style-name="T5_30"><text:s/></text:span><text:span text:style-name="T5_31">as</text:span><text:span text:style-name="T5_32"><text:s/></text:span><text:span text:style-name="T5_33">a</text:span><text:span text:style-name="T5_34"><text:s/></text:span><text:span text:style-name="T5_35">new</text:span><text:span text:style-name="T5_36"><text:s/></text:span><text:span text:style-name="T5_37">spell</text:span><text:span text:style-name="T5_38"><text:s/></text:span><text:span text:style-name="T5_39">called</text:span><text:span text:style-name="T5_40"><text:s/>"</text:span><text:span text:style-name="T5_41">Mordenkainen</text:span><text:span text:style-name="T5_42">'</text:span><text:span text:style-name="T5_43">s</text:span><text:span text:style-name="T5_44"><text:s/></text:span><text:span text:style-name="T5_45">Force</text:span><text:span text:style-name="T5_46"><text:s/></text:span><text:span text:style-name="T5_47">Missile</text:span><text:span text:style-name="T5_48">".<text:s/></text:span><text:span text:style-name="T5_49">It</text:span><text:span text:style-name="T5_50"><text:s/></text:span><text:span text:style-name="T5_51">works</text:span><text:span text:style-name="T5_52"><text:s/></text:span><text:span text:style-name="T5_53">exactly</text:span><text:span text:style-name="T5_54"><text:s/></text:span><text:span text:style-name="T5_55">like</text:span><text:span text:style-name="T5_56"><text:s/></text:span><text:span text:style-name="T5_57">the</text:span><text:span text:style-name="T5_58"><text:s/></text:span><text:span text:style-name="T5_59">original</text:span><text:span text:style-name="T5_60"><text:s/>4</text:span><text:span text:style-name="T5_61">E</text:span><text:span text:style-name="T5_62"><text:s/></text:span><text:span text:style-name="T5_63">Magic</text:span><text:span text:style-name="T5_64"><text:s/></text:span><text:span text:style-name="T5_65">Missile</text:span><text:span text:style-name="T5_66"><text:s/></text:span><text:span text:style-name="T5_67">but</text:span><text:span text:style-name="T5_68"><text:s/></text:span><text:span text:style-name="T5_69">updated</text:span><text:span text:style-name="T5_70"><text:s/></text:span><text:span text:style-name="T5_71">with</text:span><text:span text:style-name="T5_72"><text:s/></text:span><text:span text:style-name="T5_73">modern</text:span><text:span text:style-name="T5_74"><text:s/></text:span><text:span text:style-name="T5_75">keywords</text:span><text:span text:style-name="T5_76">.<text:s/></text:span><text:span text:style-name="T5_77">You</text:span><text:span text:style-name="T5_78"><text:s/></text:span><text:span text:style-name="T5_79">can</text:span><text:span text:style-name="T5_80"><text:s/></text:span><text:span text:style-name="T5_81">learn</text:span><text:span text:style-name="T5_82"><text:s/></text:span><text:span text:style-name="T5_83">and</text:span><text:span text:style-name="T5_84"><text:s/></text:span><text:span text:style-name="T5_85">use</text:span><text:span text:style-name="T5_86"><text:s/></text:span><text:span text:style-name="T5_87">both</text:span><text:span text:style-name="T5_88"><text:s/></text:span><text:span text:style-name="T5_89">versions</text:span><text:span text:style-name="T5_90"><text:s/></text:span><text:span text:style-name="T5_91">of</text:span><text:span text:style-name="T5_92"><text:s/></text:span><text:span text:style-name="T5_93">Magic</text:span><text:span text:style-name="T5_94"><text:s/></text:span><text:span text:style-name="T5_95">Missile</text:span><text:span text:style-name="T5_96"><text:s/></text:span><text:span text:style-name="T5_97">if</text:span><text:span text:style-name="T5_98"><text:s/></text:span><text:span text:style-name="T5_99">you</text:span><text:span text:style-name="T5_100"><text:s/></text:span><text:span text:style-name="T5_101">like</text:span><text:span text:style-name="T5_102"><text:s/></text:span><text:span text:style-name="T5_103">since</text:span><text:span text:style-name="T5_104"><text:s/></text:span><text:span text:style-name="T5_105">they</text:span><text:span text:style-name="T5_106"><text:s/></text:span><text:span text:style-name="T5_107">are</text:span><text:span text:style-name="T5_108"><text:s/></text:span><text:span text:style-name="T5_109">separate</text:span><text:span text:style-name="T5_110"><text:s/></text:span><text:span text:style-name="T5_111">spells</text:span><text:span text:style-name="T5_112">.</text:span></text:p>
      <text:p text:style-name="P6"/>
      <text:p text:style-name="P7"><text:span text:style-name="T7_1">The</text:span><text:span text:style-name="T7_2"><text:s/></text:span><text:span text:style-name="T7_3">part</text:span><text:span text:style-name="T7_4"><text:s/></text:span><text:span text:style-name="T7_5">file</text:span><text:span text:style-name="T7_6"><text:s/></text:span><text:span text:style-name="T7_7">updates</text:span><text:span text:style-name="T7_8"><text:s/></text:span><text:span text:style-name="T7_9">the</text:span><text:span text:style-name="T7_10"><text:s/></text:span><text:span text:style-name="T7_11">Staff</text:span><text:span text:style-name="T7_12"><text:s/></text:span><text:span text:style-name="T7_13">of</text:span><text:span text:style-name="T7_14"><text:s/></text:span><text:span text:style-name="T7_15">Missile</text:span><text:span text:style-name="T7_16"><text:s/></text:span><text:span text:style-name="T7_17">Mastery</text:span><text:span text:style-name="T7_18"><text:s/></text:span><text:span text:style-name="T7_19">to</text:span><text:span text:style-name="T7_20"><text:s/></text:span><text:span text:style-name="T7_21">work</text:span><text:span text:style-name="T7_22"><text:s/></text:span><text:span text:style-name="T7_23">with</text:span><text:span text:style-name="T7_24"><text:s/></text:span><text:span text:style-name="T7_25">both</text:span><text:span text:style-name="T7_26"><text:s/></text:span><text:span text:style-name="T7_27">Magic</text:span><text:span text:style-name="T7_28"><text:s/></text:span><text:span text:style-name="T7_29">Missiles</text:span><text:span text:style-name="T7_30"><text:s/></text:span><text:span text:style-name="T7_31">spells</text:span><text:span text:style-name="T7_32">.<text:s/></text:span><text:span text:style-name="T7_33">It</text:span><text:span text:style-name="T7_34"><text:s/></text:span><text:span text:style-name="T7_35">functions</text:span><text:span text:style-name="T7_36"><text:s/></text:span><text:span text:style-name="T7_37">like</text:span><text:span text:style-name="T7_38"><text:s/></text:span><text:span text:style-name="T7_39">the</text:span><text:span text:style-name="T7_40"><text:s/></text:span><text:span text:style-name="T7_41">new</text:span><text:span text:style-name="T7_42"><text:s/></text:span><text:span text:style-name="T7_43">staff</text:span><text:span text:style-name="T7_44"><text:s/></text:span><text:span text:style-name="T7_45">for</text:span><text:span text:style-name="T7_46"><text:s/></text:span><text:span text:style-name="T7_47">the</text:span><text:span text:style-name="T7_48"><text:s/></text:span><text:span text:style-name="T7_49">Essentials</text:span><text:span text:style-name="T7_50"><text:s/></text:span><text:span text:style-name="T7_51">missile</text:span><text:span text:style-name="T7_52"><text:s/></text:span><text:span text:style-name="T7_53">and</text:span><text:span text:style-name="T7_54"><text:s/></text:span><text:span text:style-name="T7_55">like</text:span><text:span text:style-name="T7_56"><text:s/></text:span><text:span text:style-name="T7_57">the</text:span><text:span text:style-name="T7_58"><text:s/></text:span><text:span text:style-name="T7_59">old</text:span><text:span text:style-name="T7_60"><text:s/></text:span><text:span text:style-name="T7_61">staff</text:span><text:span text:style-name="T7_62"><text:s/></text:span><text:span text:style-name="T7_63">for</text:span><text:span text:style-name="T7_64"><text:s/></text:span><text:span text:style-name="T7_65">the</text:span><text:span text:style-name="T7_66"><text:s/></text:span><text:span text:style-name="T7_67">old</text:span><text:span text:style-name="T7_68"><text:s/></text:span><text:span text:style-name="T7_69">missile</text:span><text:span text:style-name="T7_70">.<text:s/></text:span><text:span text:style-name="T7_71">Further</text:span><text:span text:style-name="T7_72">,<text:s/></text:span><text:span text:style-name="T7_73">it</text:span><text:span text:style-name="T7_74"><text:s/></text:span><text:span text:style-name="T7_75">corrects</text:span><text:span text:style-name="T7_76"><text:s/></text:span><text:span text:style-name="T7_77">the</text:span><text:span text:style-name="T7_78"><text:s/></text:span><text:span text:style-name="T7_79">missing</text:span><text:span text:style-name="T7_80"><text:s/></text:span><text:span text:style-name="T7_81">item</text:span><text:span text:style-name="T7_82"><text:s/></text:span><text:span text:style-name="T7_83">bonus</text:span><text:span text:style-name="T7_84"><text:s/></text:span><text:span text:style-name="T7_85">to</text:span><text:span text:style-name="T7_86"><text:s/></text:span><text:span text:style-name="T7_87">hit</text:span><text:span text:style-name="T7_88"><text:s/></text:span><text:span text:style-name="T7_89">that</text:span><text:span text:style-name="T7_90"><text:s/></text:span><text:span text:style-name="T7_91">never</text:span><text:span text:style-name="T7_92"><text:s/></text:span><text:span text:style-name="T7_93">worked</text:span><text:span text:style-name="T7_94"><text:s/></text:span><text:span text:style-name="T7_95">before</text:span><text:span text:style-name="T7_96"><text:s/></text:span><text:span text:style-name="T7_97">with</text:span><text:span text:style-name="T7_98"><text:s/></text:span><text:span text:style-name="T7_99">the</text:span><text:span text:style-name="T7_100"><text:s/></text:span><text:span text:style-name="T7_101">old</text:span><text:span text:style-name="T7_102"><text:s/></text:span><text:span text:style-name="T7_103">Magic</text:span><text:span text:style-name="T7_104"><text:s/></text:span><text:span text:style-name="T7_105">Missile</text:span><text:span text:style-name="T7_106">.<text:s/></text:span><text:span text:style-name="T7_107">It</text:span><text:span text:style-name="T7_108"><text:s/></text:span><text:span text:style-name="T7_109">adds</text:span><text:span text:style-name="T7_110"><text:s/></text:span><text:span text:style-name="T7_111">a</text:span><text:span text:style-name="T7_112"><text:s/></text:span><text:span text:style-name="T7_113">reminder</text:span><text:span text:style-name="T7_114"><text:s/></text:span><text:span text:style-name="T7_115">on</text:span><text:span text:style-name="T7_116"><text:s/></text:span><text:span text:style-name="T7_117">the</text:span><text:span text:style-name="T7_118"><text:s/></text:span><text:span text:style-name="T7_119">Magic</text:span><text:span text:style-name="T7_120"><text:s/></text:span><text:span text:style-name="T7_121">Missile</text:span><text:span text:style-name="T7_122"><text:s/></text:span><text:span text:style-name="T7_123">Essentials</text:span><text:span text:style-name="T7_124"><text:s/></text:span><text:span text:style-name="T7_125">card</text:span><text:span text:style-name="T7_126"><text:s/></text:span><text:span text:style-name="T7_127">about</text:span><text:span text:style-name="T7_128"><text:s/></text:span><text:span text:style-name="T7_129">the</text:span><text:span text:style-name="T7_130"><text:s/></text:span><text:span text:style-name="T7_131">bonus</text:span><text:span text:style-name="T7_132"><text:s/></text:span><text:span text:style-name="T7_133">damage</text:span><text:span text:style-name="T7_134"><text:s/></text:span><text:span text:style-name="T7_135">you</text:span><text:span text:style-name="T7_136"><text:s/></text:span><text:span text:style-name="T7_137">receive</text:span><text:span text:style-name="T7_138"><text:s/></text:span><text:span text:style-name="T7_139">from</text:span><text:span text:style-name="T7_140"><text:s/></text:span><text:span text:style-name="T7_141">the</text:span><text:span text:style-name="T7_142"><text:s/></text:span><text:span text:style-name="T7_143">staff</text:span><text:span text:style-name="T7_144">.</text:span></text:p>
      <text:p text:style-name="P8"/>
      <text:p text:style-name="P9"><text:span text:style-name="T9_1">The</text:span><text:span text:style-name="T9_2"><text:s/></text:span><text:span text:style-name="T9_3">part</text:span><text:span text:style-name="T9_4"><text:s/></text:span><text:span text:style-name="T9_5">file</text:span><text:span text:style-name="T9_6"><text:s/></text:span><text:span text:style-name="T9_7">adds</text:span><text:span text:style-name="T9_8"><text:s/></text:span><text:span text:style-name="T9_9">a</text:span><text:span text:style-name="T9_10"><text:s/></text:span><text:span text:style-name="T9_11">new</text:span><text:span text:style-name="T9_12"><text:s/></text:span><text:span text:style-name="T9_13">version</text:span><text:span text:style-name="T9_14"><text:s/></text:span><text:span text:style-name="T9_15">of</text:span><text:span text:style-name="T9_16"><text:s/></text:span><text:span text:style-name="T9_17">the</text:span><text:span text:style-name="T9_18"><text:s/></text:span><text:span text:style-name="T9_19">Force</text:span><text:span text:style-name="T9_20"><text:s/></text:span><text:span text:style-name="T9_21">Wand</text:span><text:span text:style-name="T9_22"><text:s/></text:span><text:span text:style-name="T9_23">called</text:span><text:span text:style-name="T9_24"><text:s/></text:span><text:span text:style-name="T9_25">Mordenkainen</text:span><text:span text:style-name="T9_26">'</text:span><text:span text:style-name="T9_27">s</text:span><text:span text:style-name="T9_28"><text:s/></text:span><text:span text:style-name="T9_29">Force</text:span><text:span text:style-name="T9_30"><text:s/></text:span><text:span text:style-name="T9_31">Wand</text:span><text:span text:style-name="T9_32">.<text:s/></text:span><text:span text:style-name="T9_33">It</text:span><text:span text:style-name="T9_34"><text:s/></text:span><text:span text:style-name="T9_35">works</text:span><text:span text:style-name="T9_36"><text:s/></text:span><text:span text:style-name="T9_37">the</text:span><text:span text:style-name="T9_38"><text:s/></text:span><text:span text:style-name="T9_39">same</text:span><text:span text:style-name="T9_40"><text:s/></text:span><text:span text:style-name="T9_41">as</text:span><text:span text:style-name="T9_42"><text:s/></text:span><text:span text:style-name="T9_43">Force</text:span><text:span text:style-name="T9_44"><text:s/></text:span><text:span text:style-name="T9_45">Wand</text:span><text:span text:style-name="T9_46"><text:s/></text:span><text:span text:style-name="T9_47">except</text:span><text:span text:style-name="T9_48"><text:s/></text:span><text:span text:style-name="T9_49">it</text:span><text:span text:style-name="T9_50"><text:s/></text:span><text:span text:style-name="T9_51">grants</text:span><text:span text:style-name="T9_52"><text:s/>"</text:span><text:span text:style-name="T9_53">Mordenkainen</text:span><text:span text:style-name="T9_54">'</text:span><text:span text:style-name="T9_55">s</text:span><text:span text:style-name="T9_56"><text:s/></text:span><text:span text:style-name="T9_57">Force</text:span><text:span text:style-name="T9_58"><text:s/></text:span><text:span text:style-name="T9_59">Missile</text:span><text:span text:style-name="T9_60">".<text:s/></text:span><text:span text:style-name="T9_61">Further</text:span><text:span text:style-name="T9_62">,<text:s/></text:span><text:span text:style-name="T9_63">it</text:span><text:span text:style-name="T9_64"><text:s/></text:span><text:span text:style-name="T9_65">corrects</text:span><text:span text:style-name="T9_66"><text:s/></text:span><text:span text:style-name="T9_67">the</text:span><text:span text:style-name="T9_68"><text:s/></text:span><text:span text:style-name="T9_69">issue</text:span><text:span text:style-name="T9_70"><text:s/></text:span><text:span text:style-name="T9_71">with</text:span><text:span text:style-name="T9_72"><text:s/></text:span><text:span text:style-name="T9_73">the</text:span><text:span text:style-name="T9_74"><text:s/></text:span><text:span text:style-name="T9_75">Force</text:span><text:span text:style-name="T9_76"><text:s/></text:span><text:span text:style-name="T9_77">Wand</text:span><text:span text:style-name="T9_78"><text:s/></text:span><text:span text:style-name="T9_79">transforming</text:span><text:span text:style-name="T9_80"><text:s/></text:span><text:span text:style-name="T9_81">your</text:span><text:span text:style-name="T9_82"><text:s/></text:span><text:span text:style-name="T9_83">trained</text:span><text:span text:style-name="T9_84"><text:s/></text:span><text:span text:style-name="T9_85">at</text:span><text:span text:style-name="T9_86">-</text:span><text:span text:style-name="T9_87">will</text:span><text:span text:style-name="T9_88"><text:s/></text:span><text:span text:style-name="T9_89">spell</text:span><text:span text:style-name="T9_90"><text:s/></text:span><text:span text:style-name="T9_91">into</text:span><text:span text:style-name="T9_92"><text:s/></text:span><text:span text:style-name="T9_93">an</text:span><text:span text:style-name="T9_94"><text:s/></text:span><text:span text:style-name="T9_95">encounter</text:span><text:span text:style-name="T9_96"><text:s/></text:span><text:span text:style-name="T9_97">spell</text:span><text:span text:style-name="T9_98">.<text:s/></text:span><text:span text:style-name="T9_99">Your</text:span><text:span text:style-name="T9_100"><text:s/></text:span><text:span text:style-name="T9_101">green</text:span><text:span text:style-name="T9_102"><text:s/></text:span><text:span text:style-name="T9_103">spells</text:span><text:span text:style-name="T9_104"><text:s/></text:span><text:span text:style-name="T9_105">will</text:span><text:span text:style-name="T9_106"><text:s/></text:span><text:span text:style-name="T9_107">stay</text:span><text:span text:style-name="T9_108"><text:s/></text:span><text:span text:style-name="T9_109">green</text:span><text:span text:style-name="T9_110"><text:s/></text:span><text:span text:style-name="T9_111">with</text:span><text:span text:style-name="T9_112"><text:s/></text:span><text:span text:style-name="T9_113">both</text:span><text:span text:style-name="T9_114"><text:s/></text:span><text:span text:style-name="T9_115">versions</text:span><text:span text:style-name="T9_116"><text:s/></text:span><text:span text:style-name="T9_117">of</text:span><text:span text:style-name="T9_118"><text:s/></text:span><text:span text:style-name="T9_119">the</text:span><text:span text:style-name="T9_120"><text:s/></text:span><text:span text:style-name="T9_121">Force</text:span><text:span text:style-name="T9_122"><text:s/></text:span><text:span text:style-name="T9_123">Wand</text:span><text:span text:style-name="T9_124"><text:s/></text:span><text:span text:style-name="T9_125">now</text:span><text:span text:style-name="T9_126">.</text:span></text:p>
      <text:p text:style-name="P10"/>
      <text:p text:style-name="P11"><text:span text:style-name="T11_1">The</text:span><text:span text:style-name="T11_2"><text:s/></text:span><text:span text:style-name="T11_3">part</text:span><text:span text:style-name="T11_4"><text:s/></text:span><text:span text:style-name="T11_5">file</text:span><text:span text:style-name="T11_6"><text:s/></text:span><text:span text:style-name="T11_7">adds</text:span><text:span text:style-name="T11_8"><text:s/></text:span><text:span text:style-name="T11_9">a</text:span><text:span text:style-name="T11_10"><text:s/></text:span><text:span text:style-name="T11_11">new</text:span><text:span text:style-name="T11_12"><text:s/></text:span><text:span text:style-name="T11_13">version</text:span><text:span text:style-name="T11_14"><text:s/></text:span><text:span text:style-name="T11_15">of</text:span><text:span text:style-name="T11_16"><text:s/></text:span><text:span text:style-name="T11_17">the</text:span><text:span text:style-name="T11_18"><text:s/></text:span><text:span text:style-name="T11_19">Master</text:span><text:span text:style-name="T11_20">'</text:span><text:span text:style-name="T11_21">s</text:span><text:span text:style-name="T11_22"><text:s/></text:span><text:span text:style-name="T11_23">Wand</text:span><text:span text:style-name="T11_24"><text:s/></text:span><text:span text:style-name="T11_25">of</text:span><text:span text:style-name="T11_26"><text:s/></text:span><text:span text:style-name="T11_27">Magic</text:span><text:span text:style-name="T11_28"><text:s/></text:span><text:span text:style-name="T11_29">Missile</text:span><text:span text:style-name="T11_30"><text:s/></text:span><text:span text:style-name="T11_31">called</text:span><text:span text:style-name="T11_32"><text:s/></text:span><text:span text:style-name="T11_33">Mordenkainen</text:span><text:span text:style-name="T11_34">'</text:span><text:span text:style-name="T11_35">s</text:span><text:span text:style-name="T11_36"><text:s/></text:span><text:span text:style-name="T11_37">Wand</text:span><text:span text:style-name="T11_38"><text:s/></text:span><text:span text:style-name="T11_39">of</text:span><text:span text:style-name="T11_40"><text:s/></text:span><text:span text:style-name="T11_41">Force</text:span><text:span text:style-name="T11_42"><text:s/></text:span><text:span text:style-name="T11_43">Missile</text:span><text:span text:style-name="T11_44">.<text:s/></text:span><text:span text:style-name="T11_45">It</text:span><text:span text:style-name="T11_46"><text:s/></text:span><text:span text:style-name="T11_47">works</text:span><text:span text:style-name="T11_48"><text:s/></text:span><text:span text:style-name="T11_49">the</text:span><text:span text:style-name="T11_50"><text:s/></text:span><text:span text:style-name="T11_51">same</text:span><text:span text:style-name="T11_52"><text:s/></text:span><text:span text:style-name="T11_53">as</text:span><text:span text:style-name="T11_54"><text:s/></text:span><text:span text:style-name="T11_55">the</text:span><text:span text:style-name="T11_56"><text:s/></text:span><text:span text:style-name="T11_57">Master</text:span><text:span text:style-name="T11_58">'</text:span><text:span text:style-name="T11_59">s</text:span><text:span text:style-name="T11_60"><text:s/></text:span><text:span text:style-name="T11_61">Wand</text:span><text:span text:style-name="T11_62"><text:s/></text:span><text:span text:style-name="T11_63">except</text:span><text:span text:style-name="T11_64"><text:s/></text:span><text:span text:style-name="T11_65">it</text:span><text:span text:style-name="T11_66"><text:s/></text:span><text:span text:style-name="T11_67">grants</text:span><text:span text:style-name="T11_68"><text:s/>"</text:span><text:span text:style-name="T11_69">Mordenkainen</text:span><text:span text:style-name="T11_70">'</text:span><text:span text:style-name="T11_71">s</text:span><text:span text:style-name="T11_72"><text:s/></text:span><text:span text:style-name="T11_73">Force</text:span><text:span text:style-name="T11_74"><text:s/></text:span><text:span text:style-name="T11_75">Missile</text:span><text:span text:style-name="T11_76">".<text:s/></text:span><text:span text:style-name="T11_77">Further</text:span><text:span text:style-name="T11_78">,<text:s/></text:span><text:span text:style-name="T11_79">it</text:span><text:span text:style-name="T11_80"><text:s/></text:span><text:span text:style-name="T11_81">corrects</text:span><text:span text:style-name="T11_82"><text:s/></text:span><text:span text:style-name="T11_83">the</text:span><text:span text:style-name="T11_84"><text:s/></text:span><text:span text:style-name="T11_85">issue</text:span><text:span text:style-name="T11_86"><text:s/></text:span><text:span text:style-name="T11_87">with</text:span><text:span text:style-name="T11_88"><text:s/></text:span><text:span text:style-name="T11_89">the</text:span><text:span text:style-name="T11_90"><text:s/></text:span><text:span text:style-name="T11_91">Master</text:span><text:span text:style-name="T11_92">'</text:span><text:span text:style-name="T11_93">s</text:span><text:span text:style-name="T11_94"><text:s/></text:span><text:span text:style-name="T11_95">Wand</text:span><text:span text:style-name="T11_96"><text:s/></text:span><text:span text:style-name="T11_97">transforming</text:span><text:span text:style-name="T11_98"><text:s/></text:span><text:span text:style-name="T11_99">your</text:span><text:span text:style-name="T11_100"><text:s/></text:span><text:span text:style-name="T11_101">trained</text:span><text:span text:style-name="T11_102"><text:s/></text:span><text:span text:style-name="T11_103">at</text:span><text:span text:style-name="T11_104">-</text:span><text:span text:style-name="T11_105">will</text:span><text:span text:style-name="T11_106"><text:s/></text:span><text:span text:style-name="T11_107">spell</text:span><text:span text:style-name="T11_108"><text:s/></text:span><text:span text:style-name="T11_109">into</text:span><text:span text:style-name="T11_110"><text:s/></text:span><text:span text:style-name="T11_111">an</text:span><text:span text:style-name="T11_112"><text:s/></text:span><text:span text:style-name="T11_113">encounter</text:span><text:span text:style-name="T11_114"><text:s/></text:span><text:span text:style-name="T11_115">spell</text:span><text:span text:style-name="T11_116">.<text:s/></text:span><text:span text:style-name="T11_117">Your</text:span><text:span text:style-name="T11_118"><text:s/></text:span><text:span text:style-name="T11_119">green</text:span><text:span text:style-name="T11_120"><text:s/></text:span><text:span text:style-name="T11_121">spells</text:span><text:span text:style-name="T11_122"><text:s/></text:span><text:span text:style-name="T11_123">will</text:span><text:span text:style-name="T11_124"><text:s/></text:span><text:span text:style-name="T11_125">stay</text:span><text:span text:style-name="T11_126"><text:s/></text:span><text:span text:style-name="T11_127">green</text:span><text:span text:style-name="T11_128"><text:s/></text:span><text:span text:style-name="T11_129">with</text:span><text:span text:style-name="T11_130"><text:s/></text:span><text:span text:style-name="T11_131">both</text:span><text:span text:style-name="T11_132"><text:s/></text:span><text:span text:style-name="T11_133">versions</text:span><text:span text:style-name="T11_134"><text:s/></text:span><text:span text:style-name="T11_135">of</text:span><text:span text:style-name="T11_136"><text:s/></text:span><text:span text:style-name="T11_137">the</text:span><text:span text:style-name="T11_138"><text:s/></text:span><text:span text:style-name="T11_139">Master</text:span><text:span text:style-name="T11_140">'</text:span><text:span text:style-name="T11_141">s</text:span><text:span text:style-name="T11_142"><text:s/></text:span><text:span text:style-name="T11_143">Wand</text:span><text:span text:style-name="T11_144"><text:s/></text:span><text:span text:style-name="T11_145">now</text:span><text:span text:style-name="T11_146">.</text:span></text:p>
      <text:p text:style-name="P12"/>
      <text:p text:style-name="P13"><text:span text:style-name="T13_1">Lastly</text:span><text:span text:style-name="T13_2">,<text:s/></text:span><text:span text:style-name="T13_3">the</text:span><text:span text:style-name="T13_4"><text:s/></text:span><text:span text:style-name="T13_5">Mage</text:span><text:span text:style-name="T13_6">'</text:span><text:span text:style-name="T13_7">s</text:span><text:span text:style-name="T13_8"><text:s/>"</text:span><text:span text:style-name="T13_9">Magic</text:span><text:span text:style-name="T13_10"><text:s/></text:span><text:span text:style-name="T13_11">Missile</text:span><text:span text:style-name="T13_12">"<text:s/></text:span><text:span text:style-name="T13_13">class</text:span><text:span text:style-name="T13_14"><text:s/></text:span><text:span text:style-name="T13_15">feature</text:span><text:span text:style-name="T13_16"><text:s/></text:span><text:span text:style-name="T13_17">become</text:span><text:span text:style-name="T13_18"><text:s/>"</text:span><text:span text:style-name="T13_19">Missile</text:span><text:span text:style-name="T13_20"><text:s/></text:span><text:span text:style-name="T13_21">Choice</text:span><text:span text:style-name="T13_22">"<text:s/></text:span><text:span text:style-name="T13_23">where</text:span><text:span text:style-name="T13_24"><text:s/></text:span><text:span text:style-name="T13_25">you</text:span><text:span text:style-name="T13_26"><text:s/></text:span><text:span text:style-name="T13_27">can</text:span><text:span text:style-name="T13_28"><text:s/></text:span><text:span text:style-name="T13_29">select</text:span><text:span text:style-name="T13_30"><text:s/></text:span><text:span text:style-name="T13_31">to</text:span><text:span text:style-name="T13_32"><text:s/></text:span><text:span text:style-name="T13_33">get</text:span><text:span text:style-name="T13_34"><text:s/></text:span><text:span text:style-name="T13_35">either</text:span><text:span text:style-name="T13_36"><text:s/></text:span><text:span text:style-name="T13_37">version</text:span><text:span text:style-name="T13_38"><text:s/></text:span><text:span text:style-name="T13_39">as</text:span><text:span text:style-name="T13_40"><text:s/></text:span><text:span text:style-name="T13_41">your</text:span><text:span text:style-name="T13_42"><text:s/></text:span><text:span text:style-name="T13_43">class</text:span><text:span text:style-name="T13_44"><text:s/></text:span><text:span text:style-name="T13_45">bonus</text:span><text:span text:style-name="T13_46">.<text:s/></text:span><text:span text:style-name="T13_47">Remember</text:span><text:span text:style-name="T13_48"><text:s/></text:span><text:span text:style-name="T13_49">you</text:span><text:span text:style-name="T13_50"><text:s/></text:span><text:span text:style-name="T13_51">can</text:span><text:span text:style-name="T13_52"><text:s/></text:span><text:span text:style-name="T13_53">always</text:span><text:span text:style-name="T13_54"><text:s/></text:span><text:span text:style-name="T13_55">select</text:span><text:span text:style-name="T13_56"><text:s/></text:span><text:span text:style-name="T13_57">the</text:span><text:span text:style-name="T13_58"><text:s/></text:span><text:span text:style-name="T13_59">other</text:span><text:span text:style-name="T13_60"><text:s/></text:span><text:span text:style-name="T13_61">power</text:span><text:span text:style-name="T13_62"><text:s/></text:span><text:span text:style-name="T13_63">as</text:span><text:span text:style-name="T13_64"><text:s/></text:span><text:span text:style-name="T13_65">a</text:span><text:span text:style-name="T13_66"><text:s/></text:span><text:span text:style-name="T13_67">pick</text:span><text:span text:style-name="T13_68"><text:s/></text:span><text:span text:style-name="T13_69">if</text:span><text:span text:style-name="T13_70"><text:s/></text:span><text:span text:style-name="T13_71">you</text:span><text:span text:style-name="T13_72"><text:s/></text:span><text:span text:style-name="T13_73">want</text:span><text:span text:style-name="T13_74"><text:s/></text:span><text:span text:style-name="T13_75">both</text:span><text:span text:style-name="T13_76">.</text:span></text:p>
      <text:p text:style-name="P14"/>
      <text:p text:style-name="P15"><text:span text:style-name="T15_1">PS</text:span><text:span text:style-name="T15_2">:<text:s/></text:span><text:span text:style-name="T15_3">Since</text:span><text:span text:style-name="T15_4"><text:s/></text:span><text:span text:style-name="T15_5">I</text:span><text:span text:style-name="T15_6"><text:s/></text:span><text:span text:style-name="T15_7">forgot</text:span><text:span text:style-name="T15_8"><text:s/></text:span><text:span text:style-name="T15_9">to</text:span><text:span text:style-name="T15_10"><text:s/></text:span><text:span text:style-name="T15_11">edit</text:span><text:span text:style-name="T15_12"><text:s/></text:span><text:span text:style-name="T15_13">it</text:span><text:span text:style-name="T15_14"><text:s/></text:span><text:span text:style-name="T15_15">out</text:span><text:span text:style-name="T15_16"><text:s/></text:span><text:span text:style-name="T15_17">there</text:span><text:span text:style-name="T15_18"><text:s/></text:span><text:span text:style-name="T15_19">is</text:span><text:span text:style-name="T15_20"><text:s/></text:span><text:span text:style-name="T15_21">also</text:span><text:span text:style-name="T15_22"><text:s/></text:span><text:span text:style-name="T15_23">a</text:span><text:span text:style-name="T15_24"><text:s/></text:span><text:span text:style-name="T15_25">bonus</text:span><text:span text:style-name="T15_26"><text:s/></text:span><text:span text:style-name="T15_27">item</text:span><text:span text:style-name="T15_28">.<text:s/></text:span><text:span text:style-name="T15_29">The</text:span><text:span text:style-name="T15_30"><text:s/></text:span><text:span text:style-name="T15_31">part</text:span><text:span text:style-name="T15_32"><text:s/></text:span><text:span text:style-name="T15_33">contains</text:span><text:span text:style-name="T15_34"><text:s/></text:span><text:span text:style-name="T15_35">a</text:span><text:span text:style-name="T15_36"><text:s/>"</text:span><text:span text:style-name="T15_37">Potion</text:span><text:span text:style-name="T15_38"><text:s/></text:span><text:span text:style-name="T15_39">of</text:span><text:span text:style-name="T15_40"><text:s/></text:span><text:span text:style-name="T15_41">Extra</text:span><text:span text:style-name="T15_42"><text:s/></text:span><text:span text:style-name="T15_43">Healing</text:span><text:span text:style-name="T15_44">"<text:s/></text:span><text:span text:style-name="T15_45">as</text:span><text:span text:style-name="T15_46"><text:s/></text:span><text:span text:style-name="T15_47">a</text:span><text:span text:style-name="T15_48"><text:s/></text:span><text:span text:style-name="T15_49">level</text:span><text:span text:style-name="T15_50"><text:s/>10<text:s/></text:span><text:span text:style-name="T15_51">item</text:span><text:span text:style-name="T15_52">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